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t server</text:p>
      <text:p text:style-name="Standard"/>
      <text:p text:style-name="Standard">npm init -y</text:p>
      <text:p text:style-name="Standard">punto de entrada de nuestra aplicacion que seria app.js u otro nombre</text:p>
      <text:p text:style-name="Standard">para crear el rest server se necesita la libreria de express(webserver , servidos ,express ) , y el dotenv(es para configurar nuestras variables de entorno)</text:p>
      <text:p text:style-name="Standard">una vez instalados crear el webserver</text:p>
      <text:p text:style-name="Standard">configurar el dotenv y agregar una variable de entorno del puerto (process.env.-solo se requiere una sola vez al dotenv ya que se requiere y queda de manera global-)</text:p>
      <text:p text:style-name="Standard">Lo ideal para un codigo, mas limpio es manejarse por clases... se crea un directorio con el nombre models (ahi irian las clases) y creamos una clase en la cual estaria la clase <text:s/>ej: server con el <text:s/>webserver , las rutas los middlewares etc, <text:s/>para dejar el app.js limpio y despues llamar a la clase server (o instanciar la clase server en app.js), para luego</text:p>
      <text:p text:style-name="Standard">Crearse un metodo routes para las distintas rutas que voy a querer utilizar</text:p>
      <text:p text:style-name="Standard">y ubicarlo en el constructor para que se dispare y ejecute las rutas</text:p>
      <text:p text:style-name="Standard">crear el metodo para conectarse al localhost.</text:p>
      <text:p text:style-name="Standard">Crear un directorio Public en el cual creamos un archivo index.html , luego <text:s/>otro metodo para los middlewares que vaya antes del metodo routes en el constructor que es uno relacionado a la carpeta publica express.static('public') , -directorio publico-como el index html esta en el publico es lo que se va a mostrar en la pantalla de inicio 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 m</meta:initial-creator>
    <meta:creation-date>2022-09-30T14:02:37.20</meta:creation-date>
    <dc:date>2022-10-01T01:56:50.99</dc:date>
    <dc:creator>sebas m</dc:creator>
    <meta:editing-duration>PT11H39M2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12" meta:word-count="232" meta:character-count="1335"/>
  </office:meta>
</office:document-meta>
</file>